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fo:font-size="12pt" fo:language="fr" fo:country="FR" style:font-name-asian="Times New Roman" style:font-size-asian="12pt" style:language-asian="fr" style:country-asian="FR" style:font-name-complex="Times New Roman" style:font-size-complex="12pt" style:language-complex="fr" style:country-complex="FR"/>
    </style:style>
    <style:style style:name="P2" style:family="paragraph" style:parent-style-name="Standard" style:list-style-name="L1">
      <style:text-properties style:use-window-font-color="true" fo:font-size="12pt" fo:language="fr" fo:country="FR" style:font-name-asian="Times New Roman" style:font-size-asian="12pt" style:language-asian="fr" style:country-asian="FR" style:font-name-complex="Times New Roman" style:font-size-complex="12pt" style:language-complex="fr" style:country-complex="FR"/>
    </style:style>
    <style:style style:name="P3" style:family="paragraph" style:parent-style-name="Standard" style:list-style-name="L1"/>
    <style:style style:name="P4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pag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7" style:family="paragraph" style:parent-style-name="Header">
      <style:paragraph-properties>
        <style:tab-stops>
          <style:tab-stop style:position="9.631cm" style:type="center"/>
          <style:tab-stop style:position="16.999cm" style:type="right"/>
        </style:tab-stops>
      </style:paragraph-properties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7413778" text:style-name="L1">
        <text:list-item>
          <text:p text:style-name="P3">Définir la Sûreté de fonctionnement.</text:p>
        </text:list-item>
        <text:list-item>
          <text:p text:style-name="P3">Définition de l'analyse fonctionnelle et de ses objectifs. Précisez la différence entre l'analyse fonctionnelle externe et interne. Inspirez vous du vélo pour donner des exemples.</text:p>
        </text:list-item>
        <text:list-item>
          <text:p text:style-name="P2">Définir la méthode AMDEC et donner ses 3 grands domaines d'application.</text:p>
        </text:list-item>
        <text:list-item>
          <text:p text:style-name="P2">Pourquoi est-ce une méthode de conception ?</text:p>
        </text:list-item>
        <text:list-item>
          <text:p text:style-name="P2">Comment l'adapter pour des processus déjà en exploitation ?</text:p>
        </text:list-item>
        <text:list-item>
          <text:p text:style-name="P2">Quelles sont les colonnes à renseigner dans une AMDEC standard ? Après avoir rappeler les étapes de la chaîne d'événements conduisant à la défaillance, prenez un exemple pour illustrer les différentes colonnes.</text:p>
        </text:list-item>
        <text:list-item>
          <text:p text:style-name="P2">Donner les étapes importantes de la démarche employée lors de sa mise en œuvre ?</text:p>
        </text:list-item>
      </text:list>
      <text:p text:style-name="P1"/>
      <text:p text:style-name="P1"/>
      <text:p text:style-name="P6">Analyse Fonctionnelle (6 pts)</text:p>
      <text:p text:style-name="P4"/>
      <text:p text:style-name="Standard"><text:span text:style-name="T3">FONCTION D'USAGE</text:span> : L'appareil doit permettre d'éliminer les salissures d'une vaisselle de collectivité de façon qu'elle ne présente ni risque microbiologique ni risque toxicologique, qu'elle retrouve son aspect esthétique et qu'elle soit prête à l'utilisation.</text:p>
      <text:p text:style-name="Standard"/>
      <text:p text:style-name="P5">ETUDE DU PROCESSUS DU LAVAGE DE LA VAISSELLE.</text:p>
      <text:p text:style-name="Standard"/>
      <text:p text:style-name="Standard">Aqui cela rend-il service ?</text:p>
      <text:p text:style-name="Standard">Sur quoi cela agit-il ?</text:p>
      <text:p text:style-name="Standard">Dans quel but ?</text:p>
      <text:p text:style-name="Standard">Pourquoi ce but ?</text:p>
      <text:p text:style-name="Standard">Cause ? </text:p>
      <text:p text:style-name="Standard">Ce processus peut-il disparaître ou évoluer ?</text:p>
      <text:p text:style-name="Standard"/>
      <text:p text:style-name="Standard">Quelles sont les situations de vie de ce processus ?</text:p>
      <text:p text:style-name="Standard"/>
      <text:p text:style-name="P1">Choisir la situation de vie (la plus importante), et, à partir d'une analyse externe, déterminer les fonctions principales et de contrain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9.631cm" style:type="center"/>
          <style:tab-stop style:position="16.999cm" style:type="right"/>
        </style:tab-stops>
      </style:paragraph-properties>
    </style:style>
    <style:style style:name="MT1" style:family="text">
      <style:text-properties fo:font-size="14pt" fo:font-weight="bold" style:font-size-asian="14pt" style:font-weight-asian="bold" style:font-size-complex="14pt" style:font-weight-complex="bold"/>
    </style:style>
    <style:style style:name="M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IUT EPINAL Département GIM</text:span><text:tab/><text:tab/><text:span text:style-name="MT2">Module A.D.E</text:span></text:p>
        <text:p text:style-name="Header">Durée : 1h (Sans Documents)<text:tab/><text:tab/>9/01/201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1-09T07:44:57.21</dc:date>
    <meta:editing-duration>PT14M51S</meta:editing-duration>
    <meta:editing-cycles>3</meta:editing-cycles>
    <meta:generator>OpenOffice.org/3.3$Win32 OpenOffice.org_project/330m20$Build-9567</meta:generator>
    <meta:print-date>2013-01-09T07:44:36.82</meta:print-date>
    <meta:document-statistic meta:table-count="0" meta:image-count="0" meta:object-count="0" meta:page-count="2" meta:paragraph-count="20" meta:word-count="228" meta:character-count="1432"/>
  </office:meta>
</office:document-meta>
</file>